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3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4" style:family="paragraph" style:parent-style-name="Standard">
      <style:text-properties fo:font-weight="normal" officeooo:rsid="001dcf70" officeooo:paragraph-rsid="001dcf70" style:font-weight-asian="normal" style:font-weight-complex="normal"/>
    </style:style>
    <style:style style:name="P5" style:family="paragraph" style:parent-style-name="Standard">
      <style:text-properties fo:font-weight="normal" officeooo:rsid="001dcf70" officeooo:paragraph-rsid="005c38b6" style:font-weight-asian="normal" style:font-weight-complex="normal"/>
    </style:style>
    <style:style style:name="P6" style:family="paragraph" style:parent-style-name="Standard">
      <style:text-properties fo:font-size="14pt" fo:font-weight="bold" officeooo:rsid="004dc38e" officeooo:paragraph-rsid="004dc38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use-window-font-color="true" fo:font-weight="normal" officeooo:rsid="000a351d" officeooo:paragraph-rsid="0043710b" style:font-weight-asian="normal" style:font-weight-complex="normal"/>
    </style:style>
    <style:style style:name="P8" style:family="paragraph" style:parent-style-name="Preformatted_20_Text">
      <style:text-properties style:use-window-font-color="true" style:font-name="Liberation Mono" fo:font-size="10pt" fo:font-weight="normal" officeooo:rsid="001bfcf9" officeooo:paragraph-rsid="00580bf0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use-window-font-color="true" style:font-name="Liberation Mono" fo:font-size="10pt" fo:font-weight="normal" officeooo:rsid="001bfcf9" officeooo:paragraph-rsid="005c38b6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use-window-font-color="true" style:font-name="Liberation Mono" fo:font-size="10pt" fo:font-weight="normal" officeooo:rsid="001bfcf9" officeooo:paragraph-rsid="005ceb3d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use-window-font-color="true" style:font-name="Liberation Mono" fo:font-size="10pt" fo:font-weight="normal" officeooo:rsid="001bfcf9" officeooo:paragraph-rsid="00602434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use-window-font-color="true" style:font-name="Liberation Mono" fo:font-size="10pt" fo:font-weight="normal" officeooo:rsid="001dcf70" officeooo:paragraph-rsid="005a1fe0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14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15" style:family="paragraph" style:parent-style-name="Preformatted_20_Text">
      <style:text-properties officeooo:paragraph-rsid="005ceb3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73287"/>
    </style:style>
    <style:style style:name="T3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5599ec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5ceb3d" style:font-size-asian="10pt" style:font-weight-asian="normal" style:font-size-complex="10pt" style:font-weight-complex="normal"/>
    </style:style>
    <style:style style:name="T6" style:family="text">
      <style:text-properties style:use-window-font-color="true" officeooo:rsid="00414fc4"/>
    </style:style>
    <style:style style:name="T7" style:family="text">
      <style:text-properties style:use-window-font-color="true" officeooo:rsid="004fa000"/>
    </style:style>
    <style:style style:name="T8" style:family="text">
      <style:text-properties style:use-window-font-color="true" officeooo:rsid="0051258b"/>
    </style:style>
    <style:style style:name="T9" style:family="text">
      <style:text-properties style:use-window-font-color="true" officeooo:rsid="0055708d"/>
    </style:style>
    <style:style style:name="T10" style:family="text">
      <style:text-properties style:use-window-font-color="true" officeooo:rsid="005a1fe0"/>
    </style:style>
    <style:style style:name="T11" style:family="text">
      <style:text-properties officeooo:rsid="00414fc4"/>
    </style:style>
    <style:style style:name="T12" style:family="text">
      <style:text-properties officeooo:rsid="0053a810"/>
    </style:style>
    <style:style style:name="T13" style:family="text">
      <style:text-properties officeooo:rsid="005a1fe0"/>
    </style:style>
    <style:style style:name="T14" style:family="text">
      <style:text-properties officeooo:rsid="005ceb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up REST Service</text:p>
      <text:p text:style-name="P1"/>
      <text:p text:style-name="P4"><text:span text:style-name="T1">1. </text:span><text:span text:style-name="T7">Create file for service</text:span><text:span text:style-name="T10">s</text:span></text:p>
      <text:p text:style-name="P12">sudo <text:span text:style-name="T12">touch</text:span> /etc/systemd/system/master-data.service</text:p>
      <text:p text:style-name="P12">sudo <text:span text:style-name="T12">touch</text:span> /etc/systemd/system/master-data-<text:span text:style-name="T13">stage</text:span>.service</text:p>
      <text:p text:style-name="P14"/>
      <text:p text:style-name="P3"><text:span text:style-name="T6">2</text:span><text:span text:style-name="T1">. </text:span><text:span text:style-name="T8">Edit file and put following content</text:span><text:span text:style-name="T2">:</text:span></text:p>
      <text:p text:style-name="P8"><text:span text:style-name="Source_20_Text"><text:span text:style-name="T11">[Unit]</text:span></text:span></text:p>
      <text:p text:style-name="P8"><text:span text:style-name="Source_20_Text"><text:span text:style-name="T11">Description=Master Data</text:span></text:span></text:p>
      <text:p text:style-name="P8"><text:span text:style-name="Source_20_Text"><text:span text:style-name="T11">After=syslog.target</text:span></text:span></text:p>
      <text:p text:style-name="P8"><text:span text:style-name="Source_20_Text"/></text:p>
      <text:p text:style-name="P8"><text:span text:style-name="Source_20_Text"><text:span text:style-name="T11">[Service]</text:span></text:span></text:p>
      <text:p text:style-name="P8"><text:span text:style-name="Source_20_Text"><text:span text:style-name="T11">User=pi</text:span></text:span></text:p>
      <text:p text:style-name="P11"><text:span text:style-name="Source_20_Text"><text:span text:style-name="T11">ExecStart=/usr/bin/java -Denv=prod -Djasypt.encryptor.password=ENCRYPTIONKEY -jar /var/my-apps/master-data/master-data.jar</text:span></text:span></text:p>
      <text:p text:style-name="P8"><text:span text:style-name="Source_20_Text"><text:span text:style-name="T11">SuccessExitStatus=143</text:span></text:span></text:p>
      <text:p text:style-name="P8"><text:span text:style-name="Source_20_Text"/></text:p>
      <text:p text:style-name="P8"><text:span text:style-name="Source_20_Text"><text:span text:style-name="T11">[Install]</text:span></text:span></text:p>
      <text:p text:style-name="P8"><text:span text:style-name="Source_20_Text"><text:span text:style-name="T11">WantedBy=multi-user.target</text:span></text:span></text:p>
      <text:p text:style-name="P8"><text:span text:style-name="Source_20_Text"/></text:p>
      <text:p text:style-name="P5"/>
      <text:p text:style-name="P9"><text:span text:style-name="Source_20_Text"><text:span text:style-name="T11">[Unit]</text:span></text:span></text:p>
      <text:p text:style-name="P9"><text:span text:style-name="Source_20_Text"><text:span text:style-name="T11">Description=Master Data</text:span></text:span></text:p>
      <text:p text:style-name="P9"><text:span text:style-name="Source_20_Text"><text:span text:style-name="T11">After=syslog.target</text:span></text:span></text:p>
      <text:p text:style-name="P9"><text:span text:style-name="Source_20_Text"/></text:p>
      <text:p text:style-name="P9"><text:span text:style-name="Source_20_Text"><text:span text:style-name="T11">[Service]</text:span></text:span></text:p>
      <text:p text:style-name="P9"><text:span text:style-name="Source_20_Text"><text:span text:style-name="T11">User=pi</text:span></text:span></text:p>
      <text:p text:style-name="P9"><text:span text:style-name="Source_20_Text"><text:span text:style-name="T11">ExecStart=/usr/bin/java -Denv=stage -Djasypt.encryptor.password=ENCRYPTIONKEY -jar /var/my-apps/master-data/master-data-stage.jar</text:span></text:span></text:p>
      <text:p text:style-name="P9"><text:span text:style-name="Source_20_Text"><text:span text:style-name="T11">SuccessExitStatus=143</text:span></text:span></text:p>
      <text:p text:style-name="P9"><text:span text:style-name="Source_20_Text"/></text:p>
      <text:p text:style-name="P9"><text:span text:style-name="Source_20_Text"><text:span text:style-name="T11">[Install]</text:span></text:span></text:p>
      <text:p text:style-name="P9"><text:span text:style-name="Source_20_Text"><text:span text:style-name="T11">WantedBy=multi-user.target</text:span></text:span></text:p>
      <text:p text:style-name="P13"/>
      <text:p text:style-name="P2"><text:span text:style-name="T6">3</text:span><text:span text:style-name="T1">. </text:span><text:span text:style-name="T9">Add service to autostart</text:span></text:p>
      <text:p text:style-name="P10"><text:span text:style-name="Source_20_Text">sudo systemctl enable master-data.service</text:span></text:p>
      <text:p text:style-name="P10"><text:span text:style-name="Source_20_Text">sudo systemctl enable master-data-</text:span><text:span text:style-name="Source_20_Text"><text:span text:style-name="T14">stage</text:span></text:span><text:span text:style-name="Source_20_Text">.service</text:span></text:p>
      <text:p text:style-name="P14"/>
      <text:p text:style-name="P2"><text:span text:style-name="T6">4.</text:span><text:span text:style-name="T1"> </text:span><text:span text:style-name="T9">Start service</text:span></text:p>
      <text:p text:style-name="P15"><text:span text:style-name="Source_20_Text"><text:span text:style-name="T3">sudo systemctl </text:span></text:span><text:span text:style-name="Source_20_Text"><text:span text:style-name="T4">start</text:span></text:span><text:span text:style-name="Source_20_Text"><text:span text:style-name="T3"> master-data.service</text:span></text:span></text:p>
      <text:p text:style-name="P15"><text:span text:style-name="Source_20_Text"><text:span text:style-name="T3">sudo systemctl </text:span></text:span><text:span text:style-name="Source_20_Text"><text:span text:style-name="T4">start</text:span></text:span><text:span text:style-name="Source_20_Text"><text:span text:style-name="T3"> master-data-</text:span></text:span><text:span text:style-name="Source_20_Text"><text:span text:style-name="T5">stage</text:span></text:span><text:span text:style-name="Source_20_Text"><text:span text:style-name="T3">.servic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8T12:35:59.156149630</dc:date>
    <meta:editing-duration>PT17H23M4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73" meta:character-count="898" meta:non-whitespace-character-count="854"/>
  </office:meta>
</office:document-meta>
</file>